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) Start with a tiny “Project Brief” (1 page)</text:h>
      <text:p text:style-name="Text_20_body">Create <text:span text:style-name="Source_20_Text">docs/brief.md</text:span>:</text:p>
      <text:list text:style-name="L1">
        <text:list-item>
          <text:p text:style-name="P1"><text:span text:style-name="Strong_20_Emphasis">Problem</text:span> (what pain are you solving)</text:p>
        </text:list-item>
        <text:list-item>
          <text:p text:style-name="P1"><text:span text:style-name="Strong_20_Emphasis">Target users</text:span> (who exactly)</text:p>
        </text:list-item>
        <text:list-item>
          <text:p text:style-name="P1"><text:span text:style-name="Strong_20_Emphasis">Value prop</text:span> (why your solution wins)</text:p>
        </text:list-item>
        <text:list-item>
          <text:p text:style-name="P1"><text:span text:style-name="Strong_20_Emphasis">Core features</text:span> (3–5 bullets)</text:p>
        </text:list-item>
        <text:list-item>
          <text:p text:style-name="P1"><text:span text:style-name="Strong_20_Emphasis">Non-goals</text:span> (what you’re not building yet)</text:p>
        </text:list-item>
        <text:list-item>
          <text:p text:style-name="P1"><text:span text:style-name="Strong_20_Emphasis">Success metrics</text:span> (ex: activation rate, retention, scan success rate)</text:p>
        </text:list-item>
        <text:list-item>
          <text:p text:style-name="P1"><text:span text:style-name="Strong_20_Emphasis">Constraints</text:span> (budget/time/platform/privacy)</text:p>
        </text:list-item>
      </text:list>
      <text:p text:style-name="Text_20_body">This keeps you focused and shows product thinking.</text:p>
      <text:h text:style-name="Heading_20_2" text:outline-level="2">2) Write a lightweight PRD + user stories</text:h>
      <text:p text:style-name="Text_20_body">Create <text:span text:style-name="Source_20_Text">docs/prd.md</text:span>:</text:p>
      <text:list text:style-name="L2">
        <text:list-item>
          <text:p text:style-name="P2">Screens list + what each does</text:p>
        </text:list-item>
        <text:list-item>
          <text:p text:style-name="P2">User flows (login → add card → use at store)</text:p>
        </text:list-item>
        <text:list-item>
          <text:p text:style-name="P2">User stories (As a user, I want… so that…)</text:p>
        </text:list-item>
        <text:list-item>
          <text:p text:style-name="P2">Edge cases (offline, permissions denied, no barcode camera access)</text:p>
        </text:list-item>
        <text:list-item>
          <text:p text:style-name="P2">Acceptance criteria for MVP</text:p>
        </text:list-item>
      </text:list>
      <text:h text:style-name="Heading_20_2" text:outline-level="2">3) Create a GitHub repo immediately (even before code)</text:h>
      <text:p text:style-name="Text_20_body">Commit history is part of your “portfolio”.<text:line-break/><text:span text:style-name="Strong_20_Emphasis">Minimum professional repo setup:</text:span></text:p>
      <text:list text:style-name="L3">
        <text:list-item>
          <text:p text:style-name="P3"><text:span text:style-name="Source_20_Text">README.md</text:span> (problem, demo, tech stack, setup)</text:p>
        </text:list-item>
        <text:list-item>
          <text:p text:style-name="P3"><text:span text:style-name="Source_20_Text">LICENSE</text:span> (MIT/Apache if you want open source)</text:p>
        </text:list-item>
        <text:list-item>
          <text:p text:style-name="P3"><text:span text:style-name="Source_20_Text">.gitignore</text:span></text:p>
        </text:list-item>
        <text:list-item>
          <text:p text:style-name="P3"><text:span text:style-name="Source_20_Text">CONTRIBUTING.md</text:span> (optional)</text:p>
        </text:list-item>
        <text:list-item>
          <text:p text:style-name="P3"><text:span text:style-name="Source_20_Text">CODEOWNERS</text:span> (optional)</text:p>
        </text:list-item>
        <text:list-item>
          <text:p text:style-name="P3"><text:span text:style-name="Source_20_Text">docs/</text:span> folder</text:p>
        </text:list-item>
        <text:list-item>
          <text:p text:style-name="P3"><text:span text:style-name="Source_20_Text">CHANGELOG.md</text:span> (optional but nice)</text:p>
        </text:list-item>
        <text:list-item>
          <text:p text:style-name="P3">GitHub Issues + Projects board</text:p>
        </text:list-item>
      </text:list>
      <text:h text:style-name="Heading_20_2" text:outline-level="2"><text:soft-page-break/>4) Decide architecture early (but keep it simple)</text:h>
      <text:p text:style-name="Text_20_body">Create <text:span text:style-name="Source_20_Text">docs/architecture.md</text:span>:</text:p>
      <text:list text:style-name="L4">
        <text:list-item>
          <text:p text:style-name="P4">App layers (UI / domain / data)</text:p>
        </text:list-item>
        <text:list-item>
          <text:p text:style-name="P4">State management choice (and why)</text:p>
        </text:list-item>
        <text:list-item>
          <text:p text:style-name="P4">Data storage (local DB, secure storage)</text:p>
        </text:list-item>
        <text:list-item>
          <text:p text:style-name="P4">API style (REST/GraphQL)</text:p>
        </text:list-item>
        <text:list-item>
          <text:p text:style-name="P4">Analytics + logging plan</text:p>
        </text:list-item>
        <text:list-item>
          <text:p text:style-name="P4">Feature flags (optional)</text:p>
        </text:list-item>
      </text:list>
      <text:h text:style-name="Heading_20_2" text:outline-level="2">5) Define “MVP milestones” and track them publicly</text:h>
      <text:p text:style-name="Text_20_body">Use GitHub Projects or a simple <text:span text:style-name="Source_20_Text">docs/roadmap.md</text:span>:</text:p>
      <text:list text:style-name="L5">
        <text:list-item>
          <text:p text:style-name="P5"><text:span text:style-name="Strong_20_Emphasis">M0</text:span>: skeleton app + navigation</text:p>
        </text:list-item>
        <text:list-item>
          <text:p text:style-name="P5"><text:span text:style-name="Strong_20_Emphasis">M1</text:span>: core feature works end-to-end</text:p>
        </text:list-item>
        <text:list-item>
          <text:p text:style-name="P5"><text:span text:style-name="Strong_20_Emphasis">M2</text:span>: polish + edge cases</text:p>
        </text:list-item>
        <text:list-item>
          <text:p text:style-name="P5"><text:span text:style-name="Strong_20_Emphasis">M3</text:span>: beta release + feedback</text:p>
        </text:list-item>
      </text:list>
      <text:p text:style-name="Text_20_body">Each milestone should produce a demo.</text:p>
      <text:h text:style-name="Heading_20_2" text:outline-level="2">6) Add quality gates from the start</text:h>
      <text:p text:style-name="Text_20_body">This is what makes you look professional:</text:p>
      <text:list text:style-name="L6">
        <text:list-item>
          <text:p text:style-name="P6">CI workflow (lint + tests) via GitHub Actions</text:p>
        </text:list-item>
        <text:list-item>
          <text:p text:style-name="P6">Formatting (Prettier / ktlint / swiftformat)</text:p>
        </text:list-item>
        <text:list-item>
          <text:p text:style-name="P6">Basic tests (even 3–5 tests is good)</text:p>
        </text:list-item>
        <text:list-item>
          <text:p text:style-name="P6">“Definition of Done” in <text:span text:style-name="Source_20_Text">docs/process.md</text:span>:</text:p>
          <text:list>
            <text:list-item>
              <text:p text:style-name="P6">code reviewed (even if by you using PRs)</text:p>
            </text:list-item>
            <text:list-item>
              <text:p text:style-name="P6">tests pass</text:p>
            </text:list-item>
            <text:list-item>
              <text:p text:style-name="P6">README updated</text:p>
            </text:list-item>
            <text:list-item>
              <text:p text:style-name="P6">screenshots updated (when UI changes)</text:p>
            </text:list-item>
          </text:list>
        </text:list-item>
      </text:list>
      <text:h text:style-name="Heading_20_2" text:outline-level="2">7) Showcase properly (what recruiters actually like)</text:h>
      <text:p text:style-name="Text_20_body">In README:</text:p>
      <text:list text:style-name="L7">
        <text:list-item>
          <text:p text:style-name="P7"><text:span text:style-name="Strong_20_Emphasis">Short GIF/video demo</text:span></text:p>
        </text:list-item>
        <text:list-item>
          <text:p text:style-name="P7">Screenshots (before/after)</text:p>
        </text:list-item>
        <text:list-item>
          <text:p text:style-name="P7">Architecture diagram (simple is fine)</text:p>
        </text:list-item>
        <text:list-item>
          <text:p text:style-name="P7"><text:soft-page-break/>“What I learned / tradeoffs”</text:p>
        </text:list-item>
        <text:list-item>
          <text:p text:style-name="P7">Link to APK/TestFlight (if available)</text:p>
        </text:list-item>
        <text:list-item>
          <text:p text:style-name="P7">A “System design” section (privacy, offline, security)</text:p>
        </text:list-item>
      </text:list>
      <text:p text:style-name="Text_20_body">Also add:</text:p>
      <text:list text:style-name="L8">
        <text:list-item>
          <text:p text:style-name="P8"><text:span text:style-name="Source_20_Text">docs/devlog/</text:span> weekly notes (super underrated)</text:p>
        </text:list-item>
        <text:list-item>
          <text:p text:style-name="P8"><text:span text:style-name="Source_20_Text">docs/decisions/</text:span> (ADR files: why you chose X over Y)</text:p>
        </text:list-item>
      </text:list>
      <text:h text:style-name="Heading_20_2" text:outline-level="2">8) Suggested repo structure (clean and common)</text:h>
      <text:p text:style-name="Text_20_body">Example:</text:p>
      <text:list text:style-name="L9">
        <text:list-item>
          <text:p text:style-name="P9"><text:span text:style-name="Source_20_Text">apps/mobile/</text:span> (the app)</text:p>
        </text:list-item>
        <text:list-item>
          <text:p text:style-name="P9"><text:span text:style-name="Source_20_Text">packages/</text:span> (shared code, optional)</text:p>
        </text:list-item>
        <text:list-item>
          <text:p text:style-name="P9"><text:span text:style-name="Source_20_Text">docs/</text:span></text:p>
          <text:list>
            <text:list-item>
              <text:p text:style-name="P9"><text:span text:style-name="Source_20_Text">brief.md</text:span></text:p>
            </text:list-item>
            <text:list-item>
              <text:p text:style-name="P9"><text:span text:style-name="Source_20_Text">prd.md</text:span></text:p>
            </text:list-item>
            <text:list-item>
              <text:p text:style-name="P9"><text:span text:style-name="Source_20_Text">architecture.md</text:span></text:p>
            </text:list-item>
            <text:list-item>
              <text:p text:style-name="P9"><text:span text:style-name="Source_20_Text">roadmap.md</text:span></text:p>
            </text:list-item>
            <text:list-item>
              <text:p text:style-name="P9"><text:span text:style-name="Source_20_Text">decisions/adr-0001-...md</text:span></text:p>
            </text:list-item>
          </text:list>
        </text:list-item>
        <text:list-item>
          <text:p text:style-name="P9"><text:span text:style-name="Source_20_Text">scripts/</text:span> (build/release helpers)</text:p>
        </text:list-item>
      </text:list>
      <text:p text:style-name="Text_20_body">If it’s a single app, keep it simpler:</text:p>
      <text:list text:style-name="L10">
        <text:list-item>
          <text:p text:style-name="P10"><text:span text:style-name="Source_20_Text">src/</text:span></text:p>
        </text:list-item>
        <text:list-item>
          <text:p text:style-name="P10"><text:span text:style-name="Source_20_Text">docs/</text:span></text:p>
        </text:list-item>
        <text:list-item>
          <text:p text:style-name="P10"><text:span text:style-name="Source_20_Text">README.md</text:span></text:p>
        </text:list-item>
      </text:list>
      <text:h text:style-name="Heading_20_2" text:outline-level="2">9) Release like a pro (even for a side project)</text:h>
      <text:list text:style-name="L11">
        <text:list-item>
          <text:p text:style-name="P11">Tag versions: <text:span text:style-name="Source_20_Text">v0.1.0</text:span>, <text:span text:style-name="Source_20_Text">v0.2.0</text:span></text:p>
        </text:list-item>
        <text:list-item>
          <text:p text:style-name="P11">GitHub Releases notes: what changed + how to test</text:p>
        </text:list-item>
        <text:list-item>
          <text:p text:style-name="P11">Keep a “Known issues” section</text:p>
        </text:list-item>
      </text:list>
      <text:p text:style-name="Horizontal_20_Line"/>
      <text:h text:style-name="Heading_20_3" text:outline-level="3">If you want one “golden minimal start” checklist</text:h>
      <text:list text:style-name="L12">
        <text:list-item>
          <text:p text:style-name="P12">Create repo + README + docs/brief.md</text:p>
        </text:list-item>
        <text:list-item>
          <text:p text:style-name="P12">Add PRD + roadmap</text:p>
        </text:list-item>
        <text:list-item>
          <text:p text:style-name="P12">Build skeleton app + first screen</text:p>
        </text:list-item>
        <text:list-item>
          <text:p text:style-name="P12"><text:soft-page-break/>Add CI (lint/test)</text:p>
        </text:list-item>
        <text:list-item>
          <text:p text:style-name="P12">Ship MVP demo vide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9:23:36.978979800</meta:creation-date>
    <dc:date>2026-03-03T19:24:45.834165200</dc:date>
    <meta:editing-duration>PT1M9S</meta:editing-duration>
    <meta:editing-cycles>1</meta:editing-cycles>
    <meta:document-statistic meta:table-count="0" meta:image-count="0" meta:object-count="0" meta:page-count="4" meta:paragraph-count="88" meta:word-count="503" meta:character-count="2874" meta:non-whitespace-character-count="2527"/>
    <meta:generator>LibreOffice/26.2.1.2$Windows_X86_64 LibreOffice_project/620$Build-2</meta:generator>
  </office:meta>
</office:document-meta>
</file>